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5-11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5-08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5-06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5-03-1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4-10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4-10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4-09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4-08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4-05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4-02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3-10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3-07-1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3-04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3-02-0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2-10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2-07-0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2-05-0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2-01-1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1-09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1-04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1-02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0-11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0-07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0-05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20-03-0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9-08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9-05-2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9-02-0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8-11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8-09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8-03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7-10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7-08-0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7-03-24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7-02-0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6-10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6-08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6-05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6-01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5-10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5-06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5-04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5-01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4-10-1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4-07-1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4-05-0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4-01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3-10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3-08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3-06-17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3-03-13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2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2-08-0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2-04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2-01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1-10-0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1-07-27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1-04-1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1-03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0-11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0-07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0-04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10-02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9-11-1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9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9-04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9-02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8-10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8-07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8-05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8-02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7-11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7-06-2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7-03-2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7-0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6-10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6-07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6-05-04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33076351201</text:p>
          </table:table-cell>
          <table:table-cell office:value-type="string" calcext:value-type="string">
            <text:p>58C 57 SOW 141A</text:p>
          </table:table-cell>
          <table:table-cell office:value-type="string" calcext:value-type="string">
            <text:p>198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8" meta:object-count="0"/>
    <meta:user-defined meta:name="AppVersion">3.0</meta:user-defined>
  </office:meta>
</office:document-meta>
</file>